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ＭＳ 明朝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le1">
      <style:table-properties fo:margin-left="-0.217cm" style:width="16.912cm" style:writing-mode="lr-tb" table:align="left"/>
    </style:style>
    <style:style style:family="table-column" style:name="Table1.A">
      <style:table-column-properties style:column-width="9.239cm"/>
    </style:style>
    <style:style style:family="table-column" style:name="Table1.B">
      <style:table-column-properties style:column-width="1.905cm"/>
    </style:style>
    <style:style style:family="table-row" style:name="Table1.1">
      <style:table-row-properties fo:keep-together="auto" style:min-row-height="0.146cm"/>
    </style:style>
    <style:style style:family="table-cell" style:name="Table1.A1">
      <style:table-cell-properties fo:border="none" fo:padding-bottom="0cm" fo:padding-left="0.191cm" fo:padding-right="0.191cm" fo:padding-top="0cm" style:vertical-align="top" style:writing-mode="lr-tb"/>
    </style:style>
    <style:style style:family="table-cell" style:name="Table1.B1">
      <style:table-cell-properties fo:border-bottom="0.5pt solid #c0c0c0" fo:border-left="none" fo:border-right="none" fo:border-top="none" fo:padding-bottom="0cm" fo:padding-left="0.191cm" fo:padding-right="0.191cm" fo:padding-top="0cm" style:vertical-align="top" style:writing-mode="lr-tb"/>
    </style:style>
    <style:style style:family="table-cell" style:name="Table1.A2">
      <style:table-cell-properties fo:border-bottom="0.5pt solid #ffffff" fo:border-left="none" fo:border-right="none" fo:border-top="none" fo:padding-bottom="0cm" fo:padding-left="0.191cm" fo:padding-right="0.191cm" fo:padding-top="0cm" style:vertical-align="top" style:writing-mode="lr-tb"/>
    </style:style>
    <style:style style:family="table-cell" style:name="Table1.B2">
      <style:table-cell-properties fo:border-bottom="0.5pt solid #ffffff" fo:border-left="0.5pt solid #c0c0c0" fo:border-right="0.5pt solid #c0c0c0" fo:border-top="0.5pt solid #c0c0c0" fo:padding-bottom="0cm" fo:padding-left="0.191cm" fo:padding-right="0.191cm" fo:padding-top="0cm" style:vertical-align="top" style:writing-mode="lr-tb"/>
    </style:style>
    <style:style style:family="table-cell" style:name="Table1.A3">
      <style:table-cell-properties fo:background-color="#d9d9d9" fo:border-bottom="0.5pt solid #ffffff" fo:border-left="0.5pt solid #ffffff" fo:border-right="none" fo:border-top="0.5pt solid #ffffff" fo:padding-bottom="0cm" fo:padding-left="0.191cm" fo:padding-right="0.191cm" fo:padding-top="0cm" style:vertical-align="top" style:writing-mode="lr-tb">
        <style:background-image/>
      </style:table-cell-properties>
    </style:style>
    <style:style style:family="table-cell" style:name="Table1.E3">
      <style:table-cell-properties fo:background-color="#d9d9d9" fo:border="0.5pt solid #ffffff" fo:padding-bottom="0cm" fo:padding-left="0.191cm" fo:padding-right="0.191cm" fo:padding-top="0cm" style:vertical-align="top" style:writing-mode="lr-tb">
        <style:background-image/>
      </style:table-cell-properties>
    </style:style>
    <style:style style:family="table-row" style:name="Table1.4">
      <style:table-row-properties fo:keep-together="auto" style:min-row-height="0.141cm"/>
    </style:style>
    <style:style style:family="table-cell" style:name="Table1.A4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row" style:name="Table1.5">
      <style:table-row-properties fo:keep-together="auto" style:min-row-height="0.635cm"/>
    </style:style>
    <style:style style:family="table-cell" style:name="Table1.A5">
      <style:table-cell-properties fo:background-color="#fabf8f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Table1.6">
      <style:table-row-properties fo:keep-together="auto" style:min-row-height="0.125cm"/>
    </style:style>
    <style:style style:family="table-cell" style:name="Table1.A6">
      <style:table-cell-properties fo:background-color="#fde9d9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6">
      <style:table-cell-properties fo:background-color="#fde9d9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Table1.7">
      <style:table-row-properties fo:keep-together="auto" style:min-row-height="0.266cm"/>
    </style:style>
    <style:style style:family="table-cell" style:name="Table1.A10">
      <style:table-cell-properties fo:background-color="#fde9d9" fo:border-bottom="0.5pt solid #ffffff" fo:border-left="0.5pt solid #ffffff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10">
      <style:table-cell-properties fo:background-color="#fde9d9" fo:border-bottom="0.5pt solid #ffffff" fo:border-left="0.5pt solid #ffffff" fo:border-right="0.5pt solid #ffffff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13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14">
      <style:table-cell-properties fo:background-color="#d99594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15">
      <style:table-cell-properties fo:background-color="#f2dbdb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15">
      <style:table-cell-properties fo:background-color="#f2dbdb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19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20">
      <style:table-cell-properties fo:background-color="#92cddc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1">
      <style:table-cell-properties fo:background-color="#daeef3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21">
      <style:table-cell-properties fo:background-color="#daeef3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2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23">
      <style:table-cell-properties fo:background-color="#c2d69b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Table1.24">
      <style:table-row-properties fo:keep-together="auto" style:min-row-height="0.69cm"/>
    </style:style>
    <style:style style:family="table-cell" style:name="Table1.A24">
      <style:table-cell-properties fo:background-color="#eaf1dd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24">
      <style:table-cell-properties fo:background-color="#eaf1dd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6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27">
      <style:table-cell-properties fo:background-color="#ff9966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8">
      <style:table-cell-properties fo:background-color="#ffcaaf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28">
      <style:table-cell-properties fo:background-color="#ffcaaf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paragraph" style:name="P1" style:parent-style-name="Standard">
      <style:paragraph-properties fo:line-height="100%" fo:text-align="start" style:justify-single-word="false"/>
    </style:style>
    <style:style style:family="paragraph" style:name="P2" style:parent-style-name="Standard">
      <style:paragraph-properties fo:line-height="100%" fo:orphans="2" fo:widows="2">
        <style:tab-stops>
          <style:tab-stop style:position="-2.54cm"/>
        </style:tab-stops>
      </style:paragraph-properties>
      <style:text-properties fo:color="#000000" fo:font-size="21.5pt" fo:font-style="italic" fo:font-weight="bold" style:font-name="Univers LT Std 55" style:font-name-asian="Calibri1" style:font-name-complex="Univers LT Std 55" style:font-size-asian="21.5pt" style:font-size-complex="25.5pt" style:font-style-asian="italic" style:font-weight-asian="bold"/>
    </style:style>
    <style:style style:family="paragraph" style:name="P3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fo:color="#000000" fo:font-size="21.5pt" fo:font-style="italic" fo:font-weight="bold" style:font-name="Univers LT Std 55" style:font-name-asian="Calibri1" style:font-name-complex="Univers LT Std 55" style:font-size-asian="21.5pt" style:font-size-complex="25.5pt" style:font-style-asian="italic" style:font-weight-asian="bold"/>
    </style:style>
    <style:style style:family="paragraph" style:name="P4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fo:color="#000000" fo:font-size="8pt" fo:font-weight="bold" style:font-name="Univers LT Std 55" style:font-name-asian="Calibri1" style:font-name-complex="Univers LT Std 55" style:font-size-asian="8pt" style:font-size-complex="8pt" style:font-weight-asian="bold"/>
    </style:style>
    <style:style style:family="paragraph" style:name="P5" style:parent-style-name="Standard">
      <style:paragraph-properties fo:orphans="2" fo:text-align="center" fo:widows="2" style:justify-single-word="false" style:line-height-at-least="0.249cm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6" style:parent-style-name="Standard">
      <style:paragraph-properties fo:orphans="2" fo:text-align="center" fo:widows="2" style:justify-single-word="false" style:line-height-at-least="0.249cm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7" style:parent-style-name="Standard">
      <style:paragraph-properties fo:orphans="2" fo:text-align="start" fo:widows="2" style:justify-single-word="false" style:line-height-at-least="0.249cm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8" style:parent-style-name="Standard">
      <style:paragraph-properties fo:line-height="100%" fo:orphans="2" fo:text-align="start" fo:widows="2" style:justify-single-wor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9" style:parent-style-name="Standard">
      <style:paragraph-properties fo:line-height="100%" fo:orphans="2" fo:text-align="start" fo:widows="2" style:justify-single-word="false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10" style:parent-style-name="Standard">
      <style:paragraph-properties fo:line-height="100%" fo:orphans="2" fo:text-align="center" fo:widows="2" style:justify-single-wor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11" style:parent-style-name="Standard">
      <style:paragraph-properties fo:line-height="100%" fo:orphans="2" fo:text-align="center" fo:widows="2" style:justify-single-word="false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12" style:parent-style-name="Standard">
      <style:paragraph-properties fo:line-height="100%" fo:orphans="2" fo:text-align="start" fo:widows="2" style:justify-single-word="false" style:text-autospace="none" style:vertical-align="auto"/>
      <style:text-properties fo:color="#000000" fo:font-size="10pt" style:font-name="Univers LT Std 55" style:font-name-asian="Calibri1" style:font-name-complex="Univers LT Std 55" style:font-size-asian="10pt" style:font-size-complex="10pt"/>
    </style:style>
    <style:style style:family="paragraph" style:name="P13" style:parent-style-name="Standard">
      <style:paragraph-properties fo:line-height="100%" fo:orphans="2" fo:text-align="center" fo:widows="2" style:justify-single-word="false" style:text-autospace="none" style:vertical-align="auto"/>
      <style:text-properties fo:color="#000000" fo:font-size="10pt" style:font-name="Univers LT Std 55" style:font-name-asian="Calibri1" style:font-name-complex="Univers LT Std 55" style:font-size-asian="10pt" style:font-size-complex="10pt"/>
    </style:style>
    <style:style style:family="paragraph" style:name="P14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fo:color="#000000" fo:font-size="17.5pt" fo:font-weight="bold" style:font-name="Arial" style:font-name-asian="Calibri1" style:font-name-complex="Arial" style:font-size-asian="17.5pt" style:font-size-complex="25.5pt" style:font-weight-asian="bold"/>
    </style:style>
    <style:style style:family="paragraph" style:name="P15" style:parent-style-name="Standard">
      <style:paragraph-properties fo:line-height="100%" fo:orphans="2" fo:text-align="center" fo:widows="2" style:justify-single-word="false" style:text-autospace="none" style:vertical-align="auto"/>
      <style:text-properties fo:color="#000000" fo:font-size="8pt" style:font-name="MS Mincho" style:font-name-asian="MS Mincho" style:font-name-complex="MS Mincho" style:font-size-asian="8pt" style:font-size-complex="8pt"/>
    </style:style>
    <style:style style:family="paragraph" style:name="P16" style:parent-style-name="Standard">
      <style:paragraph-properties fo:line-height="100%" fo:orphans="2" fo:text-align="center" fo:widows="2" style:justify-single-word="false" style:snap-to-layout-grid="false" style:text-autospace="none" style:vertical-align="auto"/>
      <style:text-properties fo:color="#000000" fo:font-size="8pt" style:font-name="MS Mincho" style:font-name-asian="MS Mincho" style:font-name-complex="MS Mincho" style:font-size-asian="8pt" style:font-size-complex="8pt"/>
    </style:style>
    <style:style style:family="paragraph" style:name="P17" style:parent-style-name="Standard">
      <style:paragraph-properties fo:orphans="2" fo:text-align="start" fo:widows="2" style:justify-single-word="false" style:line-height-at-least="0.249cm" style:snap-to-layout-grid="false" style:text-autospace="none" style:vertical-align="auto"/>
    </style:style>
    <style:style style:family="paragraph" style:name="P18" style:parent-style-name="Heading_20_2">
      <style:paragraph-properties fo:line-height="100%"/>
    </style:style>
    <style:style style:family="paragraph" style:name="P19" style:parent-style-name="Heading_20_2">
      <style:paragraph-properties fo:line-height="100%" fo:text-align="center" style:justify-single-word="false"/>
      <style:text-properties fo:font-size="22pt" style:font-size-asian="22pt" style:font-size-complex="22pt"/>
    </style:style>
    <style:style style:family="paragraph" style:master-page-name="Standard" style:name="P20" style:parent-style-name="Heading_20_2">
      <style:paragraph-properties fo:line-height="100%" fo:margin-bottom="0.106cm" fo:margin-top="0.423cm" style:contextual-spacing="false" style:page-number="auto"/>
      <style:text-properties fo:font-style="normal" fo:font-weight="normal" style:font-style-asian="normal" style:font-weight-asian="normal"/>
    </style:style>
    <style:style style:family="paragraph" style:name="P21" style:parent-style-name="Heading_20_2">
      <style:paragraph-properties fo:break-before="page" fo:line-height="100%" fo:text-align="center" style:justify-single-word="false"/>
    </style:style>
    <style:style style:family="paragraph" style:name="P22" style:parent-style-name="Header">
      <style:text-properties fo:country="DE" fo:language="de" style:country-asian="DE" style:language-asian="de"/>
    </style:style>
    <style:style style:family="paragraph" style:name="P23">
      <style:paragraph-properties style:writing-mode="lr-tb"/>
      <style:text-properties fo:font-style="normal" fo:font-weight="normal" style:font-name="Calibri" style:font-name-asian="Calibri" style:font-name-complex="Calibri"/>
    </style:style>
    <style:style style:family="text" style:name="T1"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text" style:name="T2">
      <style:text-properties fo:color="#000000" fo:font-size="10pt" style:font-name="Univers LT Std 55" style:font-name-asian="Calibri1" style:font-name-complex="Univers LT Std 55" style:font-size-asian="10pt" style:font-size-complex="10pt"/>
    </style:style>
    <style:style style:family="text" style:name="T3">
      <style:text-properties fo:color="#000000" fo:font-size="8pt" style:font-name="MS Mincho" style:font-name-asian="MS Mincho" style:font-name-complex="MS Mincho" style:font-size-asian="8pt" style:font-size-complex="8pt"/>
    </style:style>
    <style:style style:family="text" style:name="T4"/>
    <style:style style:family="graphic" style:name="fr1" style:parent-style-name="Frame">
      <style:graphic-properties fo:background-color="#ffffff" fo:border="none" fo:padding="0.002cm" style:background-transparency="100%" style:horizontal-pos="center" style:horizontal-rel="page-content" style:number-wrapped-paragraphs="no-limit" style:vertical-pos="from-top" style:vertical-rel="paragraph" style:wrap="dynamic">
        <style:background-image/>
      </style:graphic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style:style style:family="graphic" style:name="gr1">
      <style:graphic-properties draw:auto-grow-height="false" draw:auto-grow-width="false" draw:fill="solid" draw:fill-color="#c0c0c0" draw:fit-to-size="false" draw:opacity="50%" draw:shadow-color="#808080" draw:stroke="none" draw:textarea-horizontal-align="center" draw:textarea-vertical-align="middle" fo:margin-left="0.319cm" fo:margin-right="0.319cm" fo:padding-bottom="0.229cm" fo:padding-left="0.441cm" fo:padding-right="0.441cm" fo:padding-top="0.229cm" fo:wrap-option="no-wrap" style:horizontal-pos="center" style:horizontal-rel="page-content" style:number-wrapped-paragraphs="no-limit" style:run-through="background" style:vertical-pos="middle" style:vertical-rel="page-content" style:wrap="run-through"/>
    </style:style>
    <style:style style:family="table-column" style:name="a56dac2">
      <style:table-column-properties style:column-width="60.4mm"/>
    </style:style>
    <style:style style:family="table-column" style:name="a4ff7e4">
      <style:table-column-properties style:column-width="12.08mm"/>
    </style:style>
    <style:style style:family="table" style:name="a40361a">
      <style:table-properties fo:margin-left="-0.217cm" style:rel-width="100%" style:width="16.912cm" style:writing-mode="lr-tb" table:align="left"/>
    </style:style>
    <style:style style:family="table-column" style:name="a4c16e0">
      <style:table-column-properties style:column-width="60.4mm"/>
    </style:style>
    <style:style style:family="table-column" style:name="ae74c21">
      <style:table-column-properties style:column-width="12.08mm"/>
    </style:style>
    <style:style style:family="table-column" style:name="a085116">
      <style:table-column-properties style:column-width="44.87mm"/>
    </style:style>
    <style:style style:family="table-column" style:name="a0498f0">
      <style:table-column-properties style:column-width="8.63mm"/>
    </style:style>
    <style:style style:family="table" style:name="a79c616">
      <style:table-properties fo:margin-left="-0.217cm" style:rel-width="100%" style:width="16.912cm" style:writing-mode="lr-tb" table:align="left"/>
    </style:style>
    <style:style style:family="table-column" style:name="aec1b8d">
      <style:table-column-properties style:column-width="44.87mm"/>
    </style:style>
    <style:style style:family="table-column" style:name="afae1d8">
      <style:table-column-properties style:column-width="8.63m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20"/>
      <text:h text:outline-level="2" text:style-name="P18"/>
      <text:h text:outline-level="2" text:style-name="P19"/>
      <text:h text:outline-level="2" text:style-name="P21"><text:bookmark-start text:name="OLE_LINK12"/><text:bookmark-start text:name="OLE_LINK11"/></text:h>
      <text:p text:style-name="P2"/>
      <text:p text:style-name="P3"/>
      <text:p text:style-name="P3"/>
      <text:p text:style-name="P14"/>
      <text:p text:style-name="P4">NOAA Tsunami Program Matrix</text:p>
      <table:table table:name="Table1" table:style-name="a79c616">
        <table:table-column table:number-columns-repeated="3" table:style-name="aec1b8d"/>
        <table:table-column table:number-columns-repeated="4" table:style-name="afae1d8"/>
        <table:table-row table:style-name="Table1.1">
          <table:table-cell office:value-type="string" table:style-name="Table1.A1">
            <text:p text:style-name="P17"/>
          </table:table-cell>
          <table:table-cell table:style-name="Table1.A1"/>
          <table:table-cell table:style-name="Table1.A1"/>
          <table:table-cell office:value-type="string" table:number-columns-spanned="4" table:style-name="Table1.B1">
            <text:p text:style-name="P5">Line Office</text:p>
          </table:table-cell>
          <table:covered-table-cell/>
          <table:covered-table-cell/>
          <table:covered-table-cell/>
        </table:table-row>
        <table:table-row table:style-name="Table1.1">
          <table:table-cell office:value-type="string" table:style-name="Table1.A2">
            <text:p text:style-name="P7"/>
          </table:table-cell>
          <table:table-cell table:style-name="Table1.A2"/>
          <table:table-cell table:style-name="Table1.A2"/>
          <table:table-cell office:value-type="string" table:number-columns-spanned="4" table:style-name="Table1.B2"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office:value-type="string" table:style-name="Table1.A3">
            <text:p text:style-name="P12">Tsunami</text:p>
          </table:table-cell>
          <table:table-cell table:style-name="Table1.A3"/>
          <table:table-cell table:style-name="Table1.A3"/>
          <table:table-cell table:style-name="Table1.A3">
            <text:p text:style-name="P13">NWSd</text:p>
          </table:table-cell>
          <table:table-cell office:value-type="string" table:style-name="Table1.A3">
            <text:p text:style-name="P13">OAR</text:p>
          </table:table-cell>
          <table:table-cell office:value-type="string" table:style-name="Table1.A3">
            <text:p text:style-name="P13">NOS</text:p>
          </table:table-cell>
          <table:table-cell office:value-type="string" table:style-name="Table1.E3">
            <text:p text:style-name="P13">NESDIS</text:p>
          </table:table-cell>
        </table:table-row>
        <table:table-row table:style-name="Table1.4">
          <table:table-cell office:value-type="string" table:number-columns-spanned="5" table:style-name="Table1.A4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4"/>
          <table:table-cell table:style-name="Table1.A4"/>
        </table:table-row>
        <table:table-row table:style-name="Table1.5">
          <table:table-cell table:number-columns-spanned="5" table:style-name="Table1.A5">
            <text:p text:style-name="P12">Warning Guidance<text:s/>WHAT<text:s/></text:p>
          </table:table-cell>
          <table:covered-table-cell/>
          <table:covered-table-cell/>
          <table:covered-table-cell/>
          <table:covered-table-cell/>
          <table:table-cell table:style-name="Table1.A5"/>
          <table:table-cell table:style-name="Table1.A5"/>
        </table:table-row>
        <table:table-row table:style-name="Table1.6">
          <table:table-cell office:value-type="string" table:style-name="Table1.A6">
            <text:p text:style-name="P8">Program Management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A6">
            <text:p text:style-name="P11"/>
          </table:table-cell>
          <table:table-cell office:value-type="string" table:style-name="Table1.E6">
            <text:p text:style-name="P11"/>
          </table:table-cell>
        </table:table-row>
        <table:table-row table:style-name="Table1.7">
          <table:table-cell office:value-type="string" table:style-name="Table1.A6">
            <text:p text:style-name="P8">Hazard mapping, inundation forecast modeling &amp; mapping applications, vulnerability and risk planning 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E6">
            <text:p text:style-name="P15">✕</text:p>
          </table:table-cell>
        </table:table-row>
        <table:table-row table:style-name="Table1.6">
          <table:table-cell office:value-type="string" table:style-name="Table1.A6">
            <text:p text:style-name="P8">Seismic/sea-level (e.g. NWLON) O&amp;M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E6">
            <text:p text:style-name="P11"/>
          </table:table-cell>
        </table:table-row>
        <table:table-row table:style-name="Table1.6">
          <table:table-cell office:value-type="string" table:style-name="Table1.A6">
            <text:p text:style-name="P8">Data Archiving: Sea Level, DART, bathymetry topography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9"/>
          </table:table-cell>
          <table:table-cell office:value-type="string" table:style-name="Table1.A6">
            <text:p text:style-name="P9"/>
          </table:table-cell>
          <table:table-cell office:value-type="string" table:style-name="Table1.A6">
            <text:p text:style-name="P9"/>
          </table:table-cell>
          <table:table-cell office:value-type="string" table:style-name="Table1.E6">
            <text:p text:style-name="P15">✕</text:p>
          </table:table-cell>
        </table:table-row>
        <table:table-row table:style-name="Table1.6">
          <table:table-cell office:value-type="string" table:style-name="Table1.A10">
            <text:p text:style-name="P9"/>
          </table:table-cell>
          <table:table-cell table:style-name="Table1.A10"/>
          <table:table-cell table:style-name="Table1.A10"/>
          <table:table-cell office:value-type="string" table:style-name="Table1.A10">
            <text:p text:style-name="P9"/>
          </table:table-cell>
          <table:table-cell office:value-type="string" table:style-name="Table1.A10">
            <text:p text:style-name="P9"/>
          </table:table-cell>
          <table:table-cell office:value-type="string" table:style-name="Table1.A10">
            <text:p text:style-name="P9"/>
          </table:table-cell>
          <table:table-cell office:value-type="string" table:style-name="Table1.E10">
            <text:p text:style-name="P16"/>
          </table:table-cell>
        </table:table-row>
        <table:table-row table:style-name="Table1.6">
          <table:table-cell office:value-type="string" table:style-name="Table1.A6">
            <text:p text:style-name="P8">DART System R&amp;D, O&amp;M, and Transition from Research to Applications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E6">
            <text:p text:style-name="P11"/>
          </table:table-cell>
        </table:table-row>
        <table:table-row table:style-name="Table1.6">
          <table:table-cell office:value-type="string" table:style-name="Table1.A6">
            <text:p text:style-name="P8">Warning Center Operations: PTWC, ATWC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A6">
            <text:p text:style-name="P11"/>
          </table:table-cell>
          <table:table-cell office:value-type="string" table:style-name="Table1.E6">
            <text:p text:style-name="P11"/>
          </table:table-cell>
        </table:table-row>
        <table:table-row table:style-name="Table1.1">
          <table:table-cell office:value-type="string" table:number-columns-spanned="5" table:style-name="Table1.A13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13"/>
          <table:table-cell table:style-name="Table1.A13"/>
        </table:table-row>
        <table:table-row table:style-name="Table1.5">
          <table:table-cell office:value-type="string" table:number-columns-spanned="5" table:style-name="Table1.A14">
            <text:p text:style-name="P12">Mitigation and Preparedness</text:p>
          </table:table-cell>
          <table:covered-table-cell/>
          <table:covered-table-cell/>
          <table:covered-table-cell/>
          <table:covered-table-cell/>
          <table:table-cell table:style-name="Table1.A14"/>
          <table:table-cell table:style-name="Table1.A14"/>
        </table:table-row>
        <table:table-row table:style-name="Table1.6">
          <table:table-cell office:value-type="string" table:style-name="Table1.A15">
            <text:p text:style-name="P8">TWC &amp; WFO Outreach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1"/>
          </table:table-cell>
        </table:table-row>
        <table:table-row table:style-name="Table1.6">
          <table:table-cell office:value-type="string" table:style-name="Table1.A15">
            <text:p text:style-name="P8">National Tsunami Hazard Mitigation Program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5">✕</text:p>
          </table:table-cell>
        </table:table-row>
        <table:table-row table:style-name="Table1.6">
          <table:table-cell office:value-type="string" table:style-name="Table1.A15">
            <text:p text:style-name="P8">TsunamiReady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1"/>
          </table:table-cell>
        </table:table-row>
        <table:table-row table:style-name="Table1.6">
          <table:table-cell office:value-type="string" table:style-name="Table1.A15">
            <text:p text:style-name="P8">ITIC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1"/>
          </table:table-cell>
        </table:table-row>
        <table:table-row table:style-name="Table1.1">
          <table:table-cell office:value-type="string" table:number-columns-spanned="5" table:style-name="Table1.A19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19"/>
          <table:table-cell table:style-name="Table1.A19"/>
        </table:table-row>
        <table:table-row table:style-name="Table1.5">
          <table:table-cell office:value-type="string" table:number-columns-spanned="5" table:style-name="Table1.A20">
            <text:p text:style-name="P12">Research</text:p>
          </table:table-cell>
          <table:covered-table-cell/>
          <table:covered-table-cell/>
          <table:covered-table-cell/>
          <table:covered-table-cell/>
          <table:table-cell table:style-name="Table1.A20"/>
          <table:table-cell table:style-name="Table1.A20"/>
        </table:table-row>
        <table:table-row table:style-name="Table1.7">
          <table:table-cell office:value-type="string" table:style-name="Table1.A21">
            <text:p text:style-name="P8">Tsunami Science, Inundation Modeling &amp; Mapping, Sensor Development, Digital Elevation Models</text:p>
          </table:table-cell>
          <table:table-cell table:style-name="Table1.A21"/>
          <table:table-cell table:style-name="Table1.A21"/>
          <table:table-cell table:style-name="Table1.A21">
            <text:p text:style-name="P15">✕x</text:p>
          </table:table-cell>
          <table:table-cell office:value-type="string" table:style-name="Table1.A21">
            <text:p text:style-name="P15">✕</text:p>
          </table:table-cell>
          <table:table-cell office:value-type="string" table:style-name="Table1.A21">
            <text:p text:style-name="P15">✕</text:p>
          </table:table-cell>
          <table:table-cell office:value-type="string" table:style-name="Table1.E21">
            <text:p text:style-name="P15">✕</text:p>
          </table:table-cell>
        </table:table-row>
        <table:table-row table:style-name="Table1.1">
          <table:table-cell office:value-type="string" table:number-columns-spanned="5" table:style-name="Table1.A22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22"/>
          <table:table-cell table:style-name="Table1.A22"/>
        </table:table-row>
        <table:table-row table:style-name="Table1.5">
          <table:table-cell office:value-type="string" table:number-columns-spanned="5" table:style-name="Table1.A23">
            <text:p text:style-name="P12">International Coordination</text:p>
          </table:table-cell>
          <table:covered-table-cell/>
          <table:covered-table-cell/>
          <table:covered-table-cell/>
          <table:covered-table-cell/>
          <table:table-cell table:style-name="Table1.A23"/>
          <table:table-cell table:style-name="Table1.A23"/>
        </table:table-row>
        <table:table-row table:style-name="Table1.24">
          <table:table-cell office:value-type="string" table:style-name="Table1.A24">
            <text:p text:style-name="P8">Warning System Development and Capacity Building: Global: GEO, United Nations (UNESCO/IOC, WMO, ISDR, UNDP). Regional Intergovernmental: ICGs (Pacific, Indian, Caribbean, North East Atlantic and Mediterranean) International Tsunami Survey Teams (post-tsunami assessments); technology transfer, training, data/information exchange, system design &amp; integration</text:p>
          </table:table-cell>
          <table:table-cell table:style-name="Table1.A24"/>
          <table:table-cell table:style-name="Table1.A24"/>
          <table:table-cell office:value-type="string" table:style-name="Table1.A24">
            <text:p text:style-name="P15">✕</text:p>
          </table:table-cell>
          <table:table-cell office:value-type="string" table:style-name="Table1.A24">
            <text:p text:style-name="P15">✕</text:p>
          </table:table-cell>
          <table:table-cell office:value-type="string" table:style-name="Table1.A24">
            <text:p text:style-name="P15">✕</text:p>
          </table:table-cell>
          <table:table-cell office:value-type="string" table:style-name="Table1.E24">
            <text:p text:style-name="P15">✕</text:p>
          </table:table-cell>
        </table:table-row>
        <table:table-row table:style-name="Table1.24">
          <table:table-cell office:value-type="string" table:style-name="Table1.A24">
            <text:p text:style-name="P8">ITIC</text:p>
          </table:table-cell>
          <table:table-cell table:style-name="Table1.A24"/>
          <table:table-cell table:style-name="Table1.A24"/>
          <table:table-cell office:value-type="string" table:style-name="Table1.A24">
            <text:p text:style-name="P15">✕</text:p>
          </table:table-cell>
          <table:table-cell office:value-type="string" table:style-name="Table1.A24">
            <text:p text:style-name="P16"/>
          </table:table-cell>
          <table:table-cell office:value-type="string" table:style-name="Table1.A24">
            <text:p text:style-name="P16"/>
          </table:table-cell>
          <table:table-cell office:value-type="string" table:style-name="Table1.E24">
            <text:p text:style-name="P16"/>
          </table:table-cell>
        </table:table-row>
        <table:table-row table:style-name="Table1.1">
          <table:table-cell table:number-columns-spanned="5" table:style-name="Table1.A26">
            <text:p text:style-name="P9">dd</text:p>
          </table:table-cell>
          <table:covered-table-cell/>
          <table:covered-table-cell/>
          <table:covered-table-cell/>
          <table:covered-table-cell/>
          <table:table-cell table:style-name="Table1.A26"/>
          <table:table-cell table:style-name="Table1.A26"/>
        </table:table-row>
        <table:table-row table:style-name="Table1.5">
          <table:table-cell office:value-type="string" table:number-columns-spanned="5" table:style-name="Table1.A27">
            <text:p text:style-name="P12">Interagency Coordination</text:p>
          </table:table-cell>
          <table:covered-table-cell/>
          <table:covered-table-cell/>
          <table:covered-table-cell/>
          <table:covered-table-cell/>
          <table:table-cell table:style-name="Table1.A27"/>
          <table:table-cell table:style-name="Table1.A27"/>
        </table:table-row>
        <table:table-row table:style-name="Table1.6">
          <table:table-cell office:value-type="string" table:style-name="Table1.A28">
            <text:p text:style-name="P8">ITIC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1"/>
          </table:table-cell>
          <table:table-cell office:value-type="string" table:style-name="Table1.A28">
            <text:p text:style-name="P11"/>
          </table:table-cell>
          <table:table-cell office:value-type="string" table:style-name="Table1.E28">
            <text:p text:style-name="P11"/>
          </table:table-cell>
        </table:table-row>
        <table:table-row table:style-name="Table1.7">
          <table:table-cell office:value-type="string" table:style-name="Table1.A28">
            <text:p text:style-name="P8">Interagency Partnerships: USAID, USGS, USTDA USFS, State Department, FEMA, DHS, USACE, NIST, NSF, Int’l Sea Grant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5">✕</text:p>
          </table:table-cell>
        </table:table-row>
        <table:table-row table:style-name="Table1.7">
          <table:table-cell office:value-type="string" table:style-name="Table1.A28">
            <text:p text:style-name="P8">Technical and Scientific Partnerships [IUGG/Tsunami Commission, US Scientific Professional Organizations (AGU, GSA, BSSA)]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5">✕</text:p>
          </table:table-cell>
        </table:table-row>
        <table:table-row table:style-name="Table1.6">
          <table:table-cell table:style-name="Table1.A28">
            <text:p text:style-name="P8">Regional and Global Sedismic Networks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1"/>
          </table:table-cell>
          <table:table-cell office:value-type="string" table:style-name="Table1.A28">
            <text:p text:style-name="P11"/>
          </table:table-cell>
          <table:table-cell office:value-type="string" table:style-name="Table1.E28">
            <text:p text:style-name="P11"/>
          </table:table-cell>
        </table:table-row>
        <table:table-row table:style-name="Table1.6">
          <table:table-cell office:value-type="string" table:style-name="Table1.A28">
            <text:p text:style-name="P8">GLOSS O&amp;M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1"/>
          </table:table-cell>
          <table:table-cell office:value-type="string" table:style-name="Table1.E28">
            <text:p text:style-name="P11"/>
          </table:table-cell>
        </table:table-row>
        <table:table-row table:style-name="Table1.7">
          <table:table-cell office:value-type="string" table:style-name="Table1.A28">
            <text:p text:style-name="P8">Bathymetry, Topography, Hydrography, Coastal Survey, Ocean Exploration, VDATUM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1"/>
          </table:table-cell>
        </table:table-row>
        <table:table-row table:style-name="Table1.6">
          <table:table-cell office:value-type="string" table:style-name="Table1.A28">
            <text:p text:style-name="P8">Coastal Community Resilience and Coastal Zone Management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0">X</text:p>
          </table:table-cell>
        </table:table-row>
      </table:table>
      <text:p text:style-name="P1"><text:bookmark-end text:name="OLE_LINK12"/><text:bookmark-end text:name="OLE_LINK11"/><text:soft-page-break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ＭＳ 明朝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1.27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0" fo:text-align="justify" fo:widows="0" style:justify-single-word="false" style:line-height-at-least="0.635cm" style:vertical-align="baseline" style:writing-mode="lr-tb"/>
      <style:text-properties fo:country="US" fo:font-size="12pt" fo:hyphenate="false" fo:hyphenation-push-char-count="2" fo:hyphenation-remain-char-count="2" fo:language="en" style:country-asian="CN" style:country-complex="SA" style:font-name="Times New Roman" style:font-name-asian="Times New Roman" style:font-name-complex="Times New Roman" style:font-size-asian="12pt" style:font-size-complex="12pt" style:language-asian="zh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next-style-name="Standard" style:parent-style-name="Standard">
      <style:text-properties fo:font-size="10pt" fo:font-weight="bold" style:font-size-asian="10pt" style:font-size-complex="10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2" style:display-name="Heading 2" style:family="paragraph" style:name="Heading_20_2" style:next-style-name="Standard" style:parent-style-name="Standard">
      <style:paragraph-properties fo:keep-with-next="always" fo:margin-bottom="0.106cm" fo:margin-top="0.423cm" style:contextual-spacing="false"/>
      <style:text-properties fo:font-size="14pt" fo:font-style="italic" fo:font-weight="bold" style:font-name="Arial" style:font-name-complex="Arial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Standard" style:parent-style-name="Standard">
      <style:paragraph-properties fo:keep-with-next="always" fo:margin-bottom="0.106cm" fo:margin-top="0.423cm" style:contextual-spacing="false"/>
      <style:text-properties fo:font-size="13pt" fo:font-weight="bold" style:font-name="Arial" style:font-name-complex="Arial" style:font-size-asian="13pt" style:font-size-complex="13pt" style:font-weight-asian="bold" style:font-weight-complex="bold"/>
    </style:style>
    <style:style style:family="paragraph" style:name="Überschrift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1" style:font-name-complex="Mangal2" style:font-size-asian="14pt" style:font-size-complex="14pt"/>
    </style:style>
    <style:style style:family="paragraph" style:name="Beschriftung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family="paragraph" style:name="Verzeichnis" style:parent-style-name="Standard">
      <style:paragraph-properties text:line-number="0" text:number-lines="false"/>
      <style:text-properties style:font-name-complex="Mangal1"/>
    </style:style>
    <style:style style:family="paragraph" style:name="CM1" style:next-style-name="Standard" style:parent-style-name="Standard">
      <style:paragraph-properties style:line-height-at-least="0.552cm" style:text-autospace="none"/>
      <style:text-properties style:font-name="Arial" style:font-name-complex="Arial"/>
    </style:style>
    <style:style style:family="paragraph" style:name="CM2" style:next-style-name="Standard" style:parent-style-name="Standard">
      <style:paragraph-properties style:line-height-at-least="0.552cm" style:text-autospace="none"/>
      <style:text-properties style:font-name="Arial" style:font-name-complex="Arial"/>
    </style:style>
    <style:style style:display-name="Comment Text" style:family="paragraph" style:name="Comment_20_Text" style:parent-style-name="Standard">
      <style:text-properties fo:font-size="10pt" style:font-size-asian="10pt" style:font-size-complex="10pt"/>
    </style:style>
    <style:style style:display-name="Balloon Text" style:family="paragraph" style:name="Balloon_20_Text" style:parent-style-name="Standard">
      <style:text-properties fo:font-size="8pt" style:font-name="Tahoma" style:font-name-complex="Tahoma" style:font-size-asian="8pt" style:font-size-complex="8pt"/>
    </style:style>
    <style:style style:display-name="Comment Subject" style:family="paragraph" style:name="Comment_20_Subject" style:next-style-name="Comment_20_Text" style:parent-style-name="Comment_20_Text">
      <style:text-properties fo:font-weight="bold" style:font-weight-asian="bold" style:font-weight-complex="bold"/>
    </style:style>
    <style:style style:display-name="Normal (Web)" style:family="paragraph" style:name="Normal_20__28_Web_29_" style:parent-style-name="Standard">
      <style:paragraph-properties fo:margin-bottom="0.494cm" fo:margin-top="0.494cm" style:contextual-spacing="false"/>
    </style:style>
    <style:style style:class="extra"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HTML Preformatted" style:family="paragraph" style:name="HTML_20_Preformatted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untry="none" fo:font-size="10pt" fo:language="none" style:font-name="Courier New" style:font-name-complex="Courier New" style:font-size-asian="10pt" style:font-size-complex="10pt"/>
    </style:style>
    <style:style style:display-name="Plain Text" style:family="paragraph" style:name="Plain_20_Text" style:parent-style-name="Standard">
      <style:paragraph-properties fo:line-height="100%" fo:orphans="2" fo:text-align="start" fo:widows="2" style:justify-single-word="false" style:vertical-align="auto"/>
      <style:text-properties fo:font-size="10pt" style:font-name="Courier New" style:font-name-complex="Courier New" style:font-size-asian="10pt" style:font-size-complex="10pt"/>
    </style:style>
    <style:style style:family="paragraph" style:name="Pa1" style:next-style-name="Standard" style:parent-style-name="Standard">
      <style:paragraph-properties fo:orphans="2" fo:text-align="start" fo:widows="2" style:justify-single-word="false" style:line-height-at-least="0.249cm" style:text-autospace="none" style:vertical-align="auto"/>
      <style:text-properties style:font-name="Univers LT Std 55" style:font-name-asian="Calibri1" style:font-name-complex="Times New Roman"/>
    </style:style>
    <style:style style:family="paragraph" style:name="Pa0" style:next-style-name="Standard" style:parent-style-name="Standard">
      <style:paragraph-properties fo:orphans="2" fo:text-align="start" fo:widows="2" style:justify-single-word="false" style:line-height-at-least="0.249cm" style:text-autospace="none" style:vertical-align="auto"/>
      <style:text-properties style:font-name="Univers LT Std 55" style:font-name-asian="Calibri1" style:font-name-complex="Times New Roman"/>
    </style:style>
    <style:style style:family="paragraph" style:name="Pa2" style:next-style-name="Standard" style:parent-style-name="Standard">
      <style:paragraph-properties fo:orphans="2" fo:text-align="start" fo:widows="2" style:justify-single-word="false" style:line-height-at-least="0.213cm" style:text-autospace="none" style:vertical-align="auto"/>
      <style:text-properties style:font-name="Univers LT Std 55" style:font-name-asian="Calibri1" style:font-name-complex="Times New Roman"/>
    </style:style>
    <style:style style:family="paragraph" style:name="Pa3" style:next-style-name="Standard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style:font-name="Univers LT Std 55" style:font-name-asian="Calibri1" style:font-name-complex="Times New Roman"/>
    </style:style>
    <style:style style:display-name="Colorful Shading - Accent 1" style:family="paragraph" style:name="Colorful_20_Shading_20_-_20_Accent_20_1">
      <style:paragraph-properties fo:hyphenation-ladder-count="no-limit" fo:orphans="2" fo:widows="2"/>
      <style:text-properties fo:country="US" fo:font-size="12pt" fo:hyphenate="false" fo:hyphenation-push-char-count="2" fo:hyphenation-remain-char-count="2" fo:language="en" style:country-asian="CN" style:country-complex="SA" style:font-name="Times New Roman" style:font-name-asian="Times New Roman" style:font-name-complex="Times New Roman" style:font-size-asian="12pt" style:font-size-complex="12pt" style:language-asian="zh" style:language-complex="ar" style:use-window-font-color="true"/>
    </style:style>
    <style:style style:display-name="Colorful List - Accent 1" style:family="paragraph" style:name="Colorful_20_List_20_-_20_Accent_20_1" style:parent-style-name="Standard">
      <style:paragraph-properties fo:margin-left="1.27cm" fo:margin-right="0cm" fo:text-indent="0cm" style:auto-text-indent="false"/>
    </style:style>
    <style:style style:display-name="List Paragraph" style:family="paragraph" style:name="List_20_Paragraph" style:parent-style-name="Standard">
      <style:paragraph-properties fo:margin-left="1.27cm" fo:margin-right="0cm" fo:text-indent="0cm" style:auto-text-indent="false"/>
    </style:style>
    <style:style style:display-name="Tabellen Inhalt" style:family="paragraph" style:name="Tabellen_20_Inhalt" style:parent-style-name="Standard">
      <style:paragraph-properties text:line-number="0" text:number-lines="false"/>
    </style:style>
    <style:style style:display-name="Tabellen Überschrift" style:family="paragraph" style:name="Tabellen_20_Überschrift" style:parent-style-name="Tabellen_20_Inhalt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paragraph" style:name="Rahmeninhalt" style:parent-style-name="Text_20_body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extra" style:display-name="Frame contents" style:family="paragraph" style:name="Frame_20_contents" style:parent-style-name="Standard"/>
    <style:style style:family="text" style:name="WW8Num1z0">
      <style:text-properties style:font-name="Symbol" style:font-name-complex="Symbol"/>
    </style:style>
    <style:style style:family="text" style:name="WW8Num1z1"/>
    <style:style style:family="text" style:name="WW8Num1z2">
      <style:text-properties style:font-name="Courier New" style:font-name-complex="Courier New"/>
    </style:style>
    <style:style style:family="text" style:name="WW8Num1z3">
      <style:text-properties style:font-name="Wingdings" style:font-name-complex="Wingdings"/>
    </style:style>
    <style:style style:family="text" style:name="WW8Num1z4"/>
    <style:style style:family="text" style:name="WW8Num1z5"/>
    <style:style style:family="text" style:name="WW8Num1z6"/>
    <style:style style:family="text" style:name="WW8Num1z7"/>
    <style:style style:family="text" style:name="WW8Num1z8"/>
    <style:style style:family="text" style:name="Absatz-Standardschriftart"/>
    <style:style style:family="text" style:name="WW8Num2z0">
      <style:text-properties style:font-name="Symbol" style:font-name-complex="Symbol"/>
    </style:style>
    <style:style style:family="text" style:name="WW8Num3z0">
      <style:text-properties style:font-name="Symbol" style:font-name-complex="Symbol"/>
    </style:style>
    <style:style style:family="text" style:name="WW8Num4z0">
      <style:text-properties style:font-name="Symbol" style:font-name-complex="Symbol"/>
    </style:style>
    <style:style style:family="text" style:name="WW8Num5z0">
      <style:text-properties style:font-name="Symbol" style:font-name-complex="Symbol"/>
    </style:style>
    <style:style style:family="text" style:name="WW8Num5z1">
      <style:text-properties style:font-name="Courier New" style:font-name-complex="Courier New"/>
    </style:style>
    <style:style style:family="text" style:name="WW8Num5z2">
      <style:text-properties style:font-name="Wingdings" style:font-name-complex="Wingdings"/>
    </style:style>
    <style:style style:family="text" style:name="WW8Num6z0">
      <style:text-properties style:font-name="Symbol" style:font-name-complex="Symbol"/>
    </style:style>
    <style:style style:family="text" style:name="WW8Num8z0">
      <style:text-properties style:font-name="Symbol" style:font-name-complex="Symbol"/>
    </style:style>
    <style:style style:family="text" style:name="WW8Num9z0">
      <style:text-properties style:font-name="Symbol" style:font-name-complex="Symbol"/>
    </style:style>
    <style:style style:family="text" style:name="WW8Num10z0">
      <style:text-properties style:font-name="Symbol" style:font-name-complex="Symbol"/>
    </style:style>
    <style:style style:family="text" style:name="WW8Num11z0">
      <style:text-properties fo:font-size="12pt" style:font-name="Symbol" style:font-name-complex="Symbol" style:font-size-asian="12pt" style:font-size-complex="12pt"/>
    </style:style>
    <style:style style:family="text" style:name="WW8Num12z0">
      <style:text-properties style:font-name="Symbol" style:font-name-complex="Symbol"/>
    </style:style>
    <style:style style:family="text" style:name="WW8Num13z0">
      <style:text-properties style:font-name="Symbol" style:font-name-complex="Symbol"/>
    </style:style>
    <style:style style:family="text" style:name="WW8Num14z0">
      <style:text-properties style:font-name="Symbol" style:font-name-complex="Symbol"/>
    </style:style>
    <style:style style:family="text" style:name="WW8Num14z1">
      <style:text-properties style:font-name="Courier New" style:font-name-complex="Courier New"/>
    </style:style>
    <style:style style:family="text" style:name="WW8Num14z2">
      <style:text-properties style:font-name="Wingdings" style:font-name-complex="Wingdings"/>
    </style:style>
    <style:style style:family="text" style:name="WW8Num15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16z0">
      <style:text-properties fo:font-size="10pt" style:font-size-asian="10pt" style:font-size-complex="10pt"/>
    </style:style>
    <style:style style:family="text" style:name="WW8Num17z0">
      <style:text-properties style:font-name="Symbol" style:font-name-complex="Symbol"/>
    </style:style>
    <style:style style:family="text" style:name="WW8Num18z0">
      <style:text-properties style:font-name="Symbol" style:font-name-complex="Symbol"/>
    </style:style>
    <style:style style:family="text" style:name="WW8Num19z0">
      <style:text-properties style:font-name="Symbol" style:font-name-complex="Symbol"/>
    </style:style>
    <style:style style:family="text" style:name="WW8Num20z0">
      <style:text-properties style:font-name="Symbol" style:font-name-complex="Symbol"/>
    </style:style>
    <style:style style:family="text" style:name="WW8Num22z0">
      <style:text-properties style:font-name="Symbol" style:font-name-complex="Symbol"/>
    </style:style>
    <style:style style:family="text" style:name="WW8Num23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2zfalse"/>
    <style:style style:family="text" style:name="WW8Num3z1">
      <style:text-properties style:font-name="Courier New" style:font-name-complex="Courier New"/>
    </style:style>
    <style:style style:family="text" style:name="WW8Num3z2">
      <style:text-properties style:font-name="Wingdings" style:font-name-complex="Wingdings"/>
    </style:style>
    <style:style style:family="text" style:name="WW8Num4zfalse"/>
    <style:style style:family="text" style:name="WW8Num4ztrue"/>
    <style:style style:family="text" style:name="WW-WW8Num4ztrue"/>
    <style:style style:family="text" style:name="WW-WW8Num4ztrue1"/>
    <style:style style:family="text" style:name="WW-WW8Num4ztrue12"/>
    <style:style style:family="text" style:name="WW-WW8Num4ztrue123"/>
    <style:style style:family="text" style:name="WW-WW8Num4ztrue1234"/>
    <style:style style:family="text" style:name="WW-WW8Num4ztrue12345"/>
    <style:style style:family="text" style:name="WW-WW8Num4ztrue123456"/>
    <style:style style:family="text" style:name="WW8Num6z1">
      <style:text-properties style:font-name="Courier New" style:font-name-complex="Courier New"/>
    </style:style>
    <style:style style:family="text" style:name="WW8Num6z2">
      <style:text-properties style:font-name="Wingdings" style:font-name-complex="Wingdings"/>
    </style:style>
    <style:style style:family="text" style:name="WW8Num7zfalse">
      <style:text-properties fo:font-size="10pt" style:font-size-asian="10pt" style:font-size-complex="10pt"/>
    </style:style>
    <style:style style:family="text" style:name="WW8Num7ztrue"/>
    <style:style style:family="text" style:name="WW-WW8Num7ztrue"/>
    <style:style style:family="text" style:name="WW-WW8Num7ztrue1"/>
    <style:style style:family="text" style:name="WW-WW8Num7ztrue12"/>
    <style:style style:family="text" style:name="WW-WW8Num7ztrue123"/>
    <style:style style:family="text" style:name="WW-WW8Num7ztrue1234"/>
    <style:style style:family="text" style:name="WW-WW8Num7ztrue12345"/>
    <style:style style:family="text" style:name="WW-WW8Num7ztrue123456"/>
    <style:style style:family="text" style:name="WW8Num8zfalse"/>
    <style:style style:family="text" style:name="WW8Num8ztrue"/>
    <style:style style:family="text" style:name="WW-WW8Num8ztrue"/>
    <style:style style:family="text" style:name="WW-WW8Num8ztrue1"/>
    <style:style style:family="text" style:name="WW-WW8Num8ztrue12"/>
    <style:style style:family="text" style:name="WW-WW8Num8ztrue123"/>
    <style:style style:family="text" style:name="WW-WW8Num8ztrue1234"/>
    <style:style style:family="text" style:name="WW-WW8Num8ztrue12345"/>
    <style:style style:family="text" style:name="WW-WW8Num8ztrue123456"/>
    <style:style style:family="text" style:name="WW8Num9z1">
      <style:text-properties style:font-name="Courier New" style:font-name-complex="Courier New"/>
    </style:style>
    <style:style style:family="text" style:name="WW8Num9z2">
      <style:text-properties style:font-name="Wingdings" style:font-name-complex="Wingdings"/>
    </style:style>
    <style:style style:family="text" style:name="WW8Num10z1">
      <style:text-properties style:font-name="Courier New" style:font-name-complex="Courier New"/>
    </style:style>
    <style:style style:family="text" style:name="WW8Num10z2">
      <style:text-properties style:font-name="Wingdings" style:font-name-complex="Wingdings"/>
    </style:style>
    <style:style style:family="text" style:name="WW8Num11zfalse"/>
    <style:style style:family="text" style:name="WW8Num11ztrue"/>
    <style:style style:family="text" style:name="WW-WW8Num11ztrue"/>
    <style:style style:family="text" style:name="WW-WW8Num11ztrue1"/>
    <style:style style:family="text" style:name="WW-WW8Num11ztrue12"/>
    <style:style style:family="text" style:name="WW-WW8Num11ztrue123"/>
    <style:style style:family="text" style:name="WW-WW8Num11ztrue1234"/>
    <style:style style:family="text" style:name="WW-WW8Num11ztrue12345"/>
    <style:style style:family="text" style:name="WW-WW8Num11ztrue123456"/>
    <style:style style:family="text" style:name="WW8Num12z1">
      <style:text-properties style:font-name="Courier New" style:font-name-complex="Courier New"/>
    </style:style>
    <style:style style:family="text" style:name="WW8Num12z2">
      <style:text-properties style:font-name="Wingdings" style:font-name-complex="Wingdings"/>
    </style:style>
    <style:style style:family="text" style:name="WW8Num13z1">
      <style:text-properties style:font-name="Courier New" style:font-name-complex="Courier New"/>
    </style:style>
    <style:style style:family="text" style:name="WW8Num13z2">
      <style:text-properties style:font-name="Wingdings" style:font-name-complex="Wingdings"/>
    </style:style>
    <style:style style:family="text" style:name="WW8Num15zfalse"/>
    <style:style style:family="text" style:name="WW8Num15ztrue"/>
    <style:style style:family="text" style:name="WW-WW8Num15ztrue"/>
    <style:style style:family="text" style:name="WW-WW8Num15ztrue1"/>
    <style:style style:family="text" style:name="WW-WW8Num15ztrue12"/>
    <style:style style:family="text" style:name="WW-WW8Num15ztrue123"/>
    <style:style style:family="text" style:name="WW-WW8Num15ztrue1234"/>
    <style:style style:family="text" style:name="WW-WW8Num15ztrue12345"/>
    <style:style style:family="text" style:name="WW-WW8Num15ztrue123456"/>
    <style:style style:family="text" style:name="WW8Num16zfalse"/>
    <style:style style:family="text" style:name="WW8Num16ztrue"/>
    <style:style style:family="text" style:name="WW-WW8Num16ztrue"/>
    <style:style style:family="text" style:name="WW-WW8Num16ztrue1"/>
    <style:style style:family="text" style:name="WW-WW8Num16ztrue12"/>
    <style:style style:family="text" style:name="WW-WW8Num16ztrue123"/>
    <style:style style:family="text" style:name="WW-WW8Num16ztrue1234"/>
    <style:style style:family="text" style:name="WW-WW8Num16ztrue12345"/>
    <style:style style:family="text" style:name="WW-WW8Num16ztrue123456"/>
    <style:style style:family="text" style:name="WW8Num17z1">
      <style:text-properties style:font-name="Courier New" style:font-name-complex="Courier New"/>
    </style:style>
    <style:style style:family="text" style:name="WW8Num17z2">
      <style:text-properties style:font-name="Wingdings" style:font-name-complex="Wingdings"/>
    </style:style>
    <style:style style:family="text" style:name="WW8Num18z1">
      <style:text-properties style:font-name="Courier New" style:font-name-complex="Courier New"/>
    </style:style>
    <style:style style:family="text" style:name="WW8Num18z2">
      <style:text-properties style:font-name="Wingdings" style:font-name-complex="Wingdings"/>
    </style:style>
    <style:style style:family="text" style:name="WW8Num19z1">
      <style:text-properties style:font-name="Courier New" style:font-name-complex="Courier New"/>
    </style:style>
    <style:style style:family="text" style:name="WW8Num19z2">
      <style:text-properties style:font-name="Wingdings" style:font-name-complex="Wingdings"/>
    </style:style>
    <style:style style:family="text" style:name="WW8Num20z1">
      <style:text-properties style:font-name="Courier New" style:font-name-complex="Courier New"/>
    </style:style>
    <style:style style:family="text" style:name="WW8Num20z2">
      <style:text-properties style:font-name="Wingdings" style:font-name-complex="Wingdings"/>
    </style:style>
    <style:style style:family="text" style:name="WW8Num21z0">
      <style:text-properties style:font-name="Symbol" style:font-name-complex="Symbol"/>
    </style:style>
    <style:style style:family="text" style:name="WW8Num21z1">
      <style:text-properties style:font-name="Courier New" style:font-name-complex="Courier New"/>
    </style:style>
    <style:style style:family="text" style:name="WW8Num21z2">
      <style:text-properties style:font-name="Wingdings" style:font-name-complex="Wingdings"/>
    </style:style>
    <style:style style:family="text" style:name="WW8Num22z1">
      <style:text-properties style:font-name="Courier New" style:font-name-complex="Courier New"/>
    </style:style>
    <style:style style:family="text" style:name="WW8Num22z2">
      <style:text-properties style:font-name="Wingdings" style:font-name-complex="Wingdings"/>
    </style:style>
    <style:style style:family="text" style:name="WW8Num23zfalse"/>
    <style:style style:family="text" style:name="WW8Num23ztrue"/>
    <style:style style:family="text" style:name="WW-WW8Num23ztrue"/>
    <style:style style:family="text" style:name="WW-WW8Num23ztrue1"/>
    <style:style style:family="text" style:name="WW-WW8Num23ztrue12"/>
    <style:style style:family="text" style:name="WW-WW8Num23ztrue123"/>
    <style:style style:family="text" style:name="WW-WW8Num23ztrue1234"/>
    <style:style style:family="text" style:name="WW-WW8Num23ztrue12345"/>
    <style:style style:family="text" style:name="WW-WW8Num23ztrue123456"/>
    <style:style style:family="text" style:name="WW8Num24z0">
      <style:text-properties fo:font-size="12pt" style:font-name="Symbol" style:font-name-complex="Symbol" style:font-size-asian="12pt" style:font-size-complex="12pt"/>
    </style:style>
    <style:style style:family="text" style:name="WW8Num24z1">
      <style:text-properties style:font-name="Courier New" style:font-name-complex="Courier New"/>
    </style:style>
    <style:style style:family="text" style:name="WW8Num24z2">
      <style:text-properties style:font-name="Wingdings" style:font-name-complex="Wingdings"/>
    </style:style>
    <style:style style:family="text" style:name="WW8Num24z3">
      <style:text-properties style:font-name="Symbol" style:font-name-complex="Symbol"/>
    </style:style>
    <style:style style:family="text" style:name="WW8Num25z0">
      <style:text-properties style:font-name="Symbol" style:font-name-complex="Symbol"/>
    </style:style>
    <style:style style:family="text" style:name="WW8Num25z1">
      <style:text-properties style:font-name="Courier New" style:font-name-complex="Courier New"/>
    </style:style>
    <style:style style:family="text" style:name="WW8Num25z2">
      <style:text-properties style:font-name="Wingdings" style:font-name-complex="Wingdings"/>
    </style:style>
    <style:style style:family="text" style:name="WW8Num26zfalse"/>
    <style:style style:family="text" style:name="WW8Num26ztrue"/>
    <style:style style:family="text" style:name="WW-WW8Num26ztrue"/>
    <style:style style:family="text" style:name="WW-WW8Num26ztrue1"/>
    <style:style style:family="text" style:name="WW-WW8Num26ztrue12"/>
    <style:style style:family="text" style:name="WW-WW8Num26ztrue123"/>
    <style:style style:family="text" style:name="WW-WW8Num26ztrue1234"/>
    <style:style style:family="text" style:name="WW-WW8Num26ztrue12345"/>
    <style:style style:family="text" style:name="WW-WW8Num26ztrue123456"/>
    <style:style style:family="text" style:name="WW8Num27zfalse"/>
    <style:style style:family="text" style:name="WW8Num27ztrue"/>
    <style:style style:family="text" style:name="WW-WW8Num27ztrue"/>
    <style:style style:family="text" style:name="WW-WW8Num27ztrue1"/>
    <style:style style:family="text" style:name="WW-WW8Num27ztrue12"/>
    <style:style style:family="text" style:name="WW-WW8Num27ztrue123"/>
    <style:style style:family="text" style:name="WW-WW8Num27ztrue1234"/>
    <style:style style:family="text" style:name="WW-WW8Num27ztrue12345"/>
    <style:style style:family="text" style:name="WW-WW8Num27ztrue123456"/>
    <style:style style:family="text" style:name="WW8Num28z0">
      <style:text-properties style:font-name="Symbol" style:font-name-complex="Symbol"/>
    </style:style>
    <style:style style:family="text" style:name="WW8Num28z1">
      <style:text-properties style:font-name="Courier New" style:font-name-complex="Courier New"/>
    </style:style>
    <style:style style:family="text" style:name="WW8Num28z2">
      <style:text-properties style:font-name="Wingdings" style:font-name-complex="Wingdings"/>
    </style:style>
    <style:style style:family="text" style:name="WW8Num29z0">
      <style:text-properties style:font-name="Symbol" style:font-name-complex="Symbol"/>
    </style:style>
    <style:style style:family="text" style:name="WW8Num29z1">
      <style:text-properties style:font-name="Courier New" style:font-name-complex="Courier New"/>
    </style:style>
    <style:style style:family="text" style:name="WW8Num29z2">
      <style:text-properties style:font-name="Wingdings" style:font-name-complex="Wingdings"/>
    </style:style>
    <style:style style:family="text" style:name="WW8Num30z0">
      <style:text-properties style:font-name="Symbol" style:font-name-complex="Symbol"/>
    </style:style>
    <style:style style:family="text" style:name="WW8Num30z1">
      <style:text-properties style:font-name="Courier New" style:font-name-complex="Courier New"/>
    </style:style>
    <style:style style:family="text" style:name="WW8Num30z2">
      <style:text-properties style:font-name="Wingdings" style:font-name-complex="Wingdings"/>
    </style:style>
    <style:style style:family="text" style:name="WW8Num31z0">
      <style:text-properties style:text-underline-style="none"/>
    </style:style>
    <style:style style:family="text" style:name="WW8Num31ztrue"/>
    <style:style style:family="text" style:name="WW-WW8Num31ztrue"/>
    <style:style style:family="text" style:name="WW-WW8Num31ztrue1"/>
    <style:style style:family="text" style:name="WW-WW8Num31ztrue12"/>
    <style:style style:family="text" style:name="WW-WW8Num31ztrue123"/>
    <style:style style:family="text" style:name="WW-WW8Num31ztrue1234"/>
    <style:style style:family="text" style:name="WW-WW8Num31ztrue12345"/>
    <style:style style:family="text" style:name="WW-WW8Num31ztrue123456"/>
    <style:style style:family="text" style:name="WW8Num32zfalse"/>
    <style:style style:family="text" style:name="WW8Num32ztrue"/>
    <style:style style:family="text" style:name="WW-WW8Num32ztrue"/>
    <style:style style:family="text" style:name="WW-WW8Num32ztrue1"/>
    <style:style style:family="text" style:name="WW-WW8Num32ztrue12"/>
    <style:style style:family="text" style:name="WW-WW8Num32ztrue123"/>
    <style:style style:family="text" style:name="WW-WW8Num32ztrue1234"/>
    <style:style style:family="text" style:name="WW-WW8Num32ztrue12345"/>
    <style:style style:family="text" style:name="WW-WW8Num32ztrue123456"/>
    <style:style style:family="text" style:name="WW8Num33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33ztrue"/>
    <style:style style:family="text" style:name="WW-WW8Num33ztrue"/>
    <style:style style:family="text" style:name="WW-WW8Num33ztrue1"/>
    <style:style style:family="text" style:name="WW-WW8Num33ztrue12"/>
    <style:style style:family="text" style:name="WW-WW8Num33ztrue123"/>
    <style:style style:family="text" style:name="WW-WW8Num33ztrue1234"/>
    <style:style style:family="text" style:name="WW-WW8Num33ztrue12345"/>
    <style:style style:family="text" style:name="WW-WW8Num33ztrue123456"/>
    <style:style style:family="text" style:name="WW8Num34zfalse">
      <style:text-properties fo:font-size="10pt" style:font-size-asian="10pt" style:font-size-complex="10pt"/>
    </style:style>
    <style:style style:family="text" style:name="WW8Num34ztrue"/>
    <style:style style:family="text" style:name="WW-WW8Num34ztrue"/>
    <style:style style:family="text" style:name="WW-WW8Num34ztrue1"/>
    <style:style style:family="text" style:name="WW-WW8Num34ztrue12"/>
    <style:style style:family="text" style:name="WW-WW8Num34ztrue123"/>
    <style:style style:family="text" style:name="WW-WW8Num34ztrue1234"/>
    <style:style style:family="text" style:name="WW-WW8Num34ztrue12345"/>
    <style:style style:family="text" style:name="WW-WW8Num34ztrue123456"/>
    <style:style style:family="text" style:name="WW8Num35z0">
      <style:text-properties style:font-name="Symbol" style:font-name-complex="Symbol"/>
    </style:style>
    <style:style style:family="text" style:name="WW8Num35z1">
      <style:text-properties style:font-name="Courier New" style:font-name-complex="Courier New"/>
    </style:style>
    <style:style style:family="text" style:name="WW8Num35z2">
      <style:text-properties style:font-name="Wingdings" style:font-name-complex="Wingdings"/>
    </style:style>
    <style:style style:family="text" style:name="WW8Num36zfalse">
      <style:text-properties fo:font-size="10pt" style:font-size-asian="10pt" style:font-size-complex="10pt"/>
    </style:style>
    <style:style style:family="text" style:name="WW8Num36ztrue"/>
    <style:style style:family="text" style:name="WW-WW8Num36ztrue"/>
    <style:style style:family="text" style:name="WW-WW8Num36ztrue1"/>
    <style:style style:family="text" style:name="WW-WW8Num36ztrue12"/>
    <style:style style:family="text" style:name="WW-WW8Num36ztrue123"/>
    <style:style style:family="text" style:name="WW-WW8Num36ztrue1234"/>
    <style:style style:family="text" style:name="WW-WW8Num36ztrue12345"/>
    <style:style style:family="text" style:name="WW-WW8Num36ztrue123456"/>
    <style:style style:family="text" style:name="WW8Num37z0">
      <style:text-properties style:font-name="Symbol" style:font-name-complex="Symbol"/>
    </style:style>
    <style:style style:family="text" style:name="WW8Num37z1">
      <style:text-properties style:font-name="Courier New" style:font-name-complex="Courier New"/>
    </style:style>
    <style:style style:family="text" style:name="WW8Num37z2">
      <style:text-properties style:font-name="Wingdings" style:font-name-complex="Wingdings"/>
    </style:style>
    <style:style style:family="text" style:name="WW8Num38z0">
      <style:text-properties style:font-name="Symbol" style:font-name-complex="Symbol"/>
    </style:style>
    <style:style style:family="text" style:name="WW8Num38z1">
      <style:text-properties style:font-name="Courier New" style:font-name-complex="Courier New"/>
    </style:style>
    <style:style style:family="text" style:name="WW8Num38z2">
      <style:text-properties style:font-name="Wingdings" style:font-name-complex="Wingdings"/>
    </style:style>
    <style:style style:family="text" style:name="WW8Num39z0">
      <style:text-properties style:font-name="Symbol" style:font-name-complex="Symbol"/>
    </style:style>
    <style:style style:family="text" style:name="WW8Num39z1">
      <style:text-properties style:font-name="Courier New" style:font-name-complex="Courier New"/>
    </style:style>
    <style:style style:family="text" style:name="WW8Num39z2">
      <style:text-properties style:font-name="Wingdings" style:font-name-complex="Wingdings"/>
    </style:style>
    <style:style style:family="text" style:name="WW8Num40z0">
      <style:text-properties style:font-name="Symbol" style:font-name-complex="Symbol"/>
    </style:style>
    <style:style style:family="text" style:name="WW8Num40z1">
      <style:text-properties style:font-name="Courier New" style:font-name-complex="Courier New"/>
    </style:style>
    <style:style style:family="text" style:name="WW8Num40z2">
      <style:text-properties style:font-name="Wingdings" style:font-name-complex="Wingdings"/>
    </style:style>
    <style:style style:family="text" style:name="WW8Num41zfalse"/>
    <style:style style:family="text" style:name="WW8Num41ztrue"/>
    <style:style style:family="text" style:name="WW-WW8Num41ztrue"/>
    <style:style style:family="text" style:name="WW-WW8Num41ztrue1"/>
    <style:style style:family="text" style:name="WW-WW8Num41ztrue12"/>
    <style:style style:family="text" style:name="WW-WW8Num41ztrue123"/>
    <style:style style:family="text" style:name="WW-WW8Num41ztrue1234"/>
    <style:style style:family="text" style:name="WW-WW8Num41ztrue12345"/>
    <style:style style:family="text" style:name="WW-WW8Num41ztrue123456"/>
    <style:style style:family="text" style:name="WW8Num42z0">
      <style:text-properties style:font-name="Symbol" style:font-name-complex="Symbol"/>
    </style:style>
    <style:style style:family="text" style:name="WW8Num42z2">
      <style:text-properties style:font-name="Wingdings" style:font-name-complex="Wingdings"/>
    </style:style>
    <style:style style:family="text" style:name="WW8Num42z4">
      <style:text-properties style:font-name="Courier New" style:font-name-complex="Courier New"/>
    </style:style>
    <style:style style:family="text" style:name="WW8Num43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43ztrue"/>
    <style:style style:family="text" style:name="WW-WW8Num43ztrue"/>
    <style:style style:family="text" style:name="WW-WW8Num43ztrue1"/>
    <style:style style:family="text" style:name="WW-WW8Num43ztrue12"/>
    <style:style style:family="text" style:name="WW-WW8Num43ztrue123"/>
    <style:style style:family="text" style:name="WW-WW8Num43ztrue1234"/>
    <style:style style:family="text" style:name="WW-WW8Num43ztrue12345"/>
    <style:style style:family="text" style:name="WW-WW8Num43ztrue123456"/>
    <style:style style:family="text" style:name="WW8Num44z0">
      <style:text-properties fo:font-size="10pt" style:font-name="Symbol" style:font-name-complex="Symbol" style:font-size-asian="10pt"/>
    </style:style>
    <style:style style:family="text" style:name="WW8Num44z1">
      <style:text-properties fo:font-size="10pt" style:font-name="Courier New" style:font-name-complex="Courier New" style:font-size-asian="10pt"/>
    </style:style>
    <style:style style:family="text" style:name="WW8Num44z2">
      <style:text-properties fo:font-size="10pt" style:font-name="Wingdings" style:font-name-complex="Wingdings" style:font-size-asian="10pt"/>
    </style:style>
    <style:style style:family="text" style:name="WW8NumSt2z0">
      <style:text-properties fo:font-size="11pt" style:font-name="Arial" style:font-name-complex="Arial" style:font-size-asian="11pt" style:font-size-complex="11pt"/>
    </style:style>
    <style:style style:family="text" style:name="WW8NumSt44z0">
      <style:text-properties fo:font-size="11pt" style:font-name="Arial" style:font-name-complex="Wingdings" style:font-size-asian="11pt" style:font-size-complex="11pt"/>
    </style:style>
    <style:style style:display-name="Default Paragraph Font" style:family="text" style:name="Default_20_Paragraph_20_Font"/>
    <style:style style:family="text" style:name="Emphasis">
      <style:text-properties fo:font-style="italic" fo:font-weight="bold" style:font-style-asian="italic" style:font-style-complex="italic" style:font-weight-asian="bold" style:font-weight-complex="bold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Comment Reference" style:family="text" style:name="Comment_20_Reference">
      <style:text-properties fo:font-size="8pt" style:font-size-asian="8pt" style:font-size-complex="8pt"/>
    </style:style>
    <style:style style:display-name="Internet link" style:family="text" style:name="Internet_20_link">
      <style:text-properties fo:color="#0000ff" style:text-underline-color="font-color" style:text-underline-style="solid" style:text-underline-width="auto"/>
    </style:style>
    <style:style style:display-name="Page Number" style:family="text" style:name="Page_20_Number" style:parent-style-name="Default_20_Paragraph_20_Font"/>
    <style:style style:display-name="HTML Preformatted Char" style:family="text" style:name="HTML_20_Preformatted_20_Char">
      <style:text-properties style:font-name="Courier New" style:font-name-complex="Courier New"/>
    </style:style>
    <style:style style:family="text" style:name="A0">
      <style:text-properties fo:color="#000000" fo:font-size="7pt" style:font-name="Zapf Dingbats ITC" style:font-name-complex="Zapf Dingbats ITC" style:font-size-asian="7pt" style:font-size-complex="7pt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 text:style-name="WW8Num1z0">
        <style:list-level-properties text:list-level-position-and-space-mode="label-alignment">
          <style:list-level-label-alignment fo:margin-left="0.762cm" fo:text-indent="-0.762cm" text:label-followed-by="nothing"/>
        </style:list-level-properties>
      </text:outline-level-style>
      <text:outline-level-style style:num-format="" text:level="2" text:style-name="WW8Num1z1">
        <style:list-level-properties text:list-level-position-and-space-mode="label-alignment">
          <style:list-level-label-alignment fo:margin-left="1.016cm" fo:text-indent="-1.016cm" text:label-followed-by="nothing"/>
        </style:list-level-properties>
      </text:outline-level-style>
      <text:outline-level-style style:num-format="" text:level="3" text:style-name="WW8Num1z2">
        <style:list-level-properties text:list-level-position-and-space-mode="label-alignment">
          <style:list-level-label-alignment fo:margin-left="1.27cm" fo:text-indent="-1.27cm" text:label-followed-by="nothing"/>
        </style:list-level-properties>
      </text:outline-level-style>
      <text:outline-level-style style:num-format="" text:level="4" text:style-name="WW8Num1z3">
        <style:list-level-properties text:list-level-position-and-space-mode="label-alignment">
          <style:list-level-label-alignment fo:margin-left="1.524cm" fo:text-indent="-1.524cm" text:label-followed-by="nothing"/>
        </style:list-level-properties>
      </text:outline-level-style>
      <text:outline-level-style style:num-format="" text:level="5" text:style-name="WW8Num1z4">
        <style:list-level-properties text:list-level-position-and-space-mode="label-alignment">
          <style:list-level-label-alignment fo:margin-left="1.778cm" fo:text-indent="-1.778cm" text:label-followed-by="nothing"/>
        </style:list-level-properties>
      </text:outline-level-style>
      <text:outline-level-style style:num-format="" text:level="6" text:style-name="WW8Num1z5">
        <style:list-level-properties text:list-level-position-and-space-mode="label-alignment">
          <style:list-level-label-alignment fo:margin-left="2.032cm" fo:text-indent="-2.032cm" text:label-followed-by="nothing"/>
        </style:list-level-properties>
      </text:outline-level-style>
      <text:outline-level-style style:num-format="" text:level="7" text:style-name="WW8Num1z6">
        <style:list-level-properties text:list-level-position-and-space-mode="label-alignment">
          <style:list-level-label-alignment fo:margin-left="2.286cm" fo:text-indent="-2.286cm" text:label-followed-by="nothing"/>
        </style:list-level-properties>
      </text:outline-level-style>
      <text:outline-level-style style:num-format="" text:level="8" text:style-name="WW8Num1z7">
        <style:list-level-properties text:list-level-position-and-space-mode="label-alignment">
          <style:list-level-label-alignment fo:margin-left="2.54cm" fo:text-indent="-2.54cm" text:label-followed-by="nothing"/>
        </style:list-level-properties>
      </text:outline-level-style>
      <text:outline-level-style style:num-format="" text:level="9" text:style-name="WW8Num1z8">
        <style:list-level-properties text:list-level-position-and-space-mode="label-alignment">
          <style:list-level-label-alignment fo:margin-left="2.794cm" fo:text-indent="-2.794cm" text:label-followed-by="nothing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WW8Num1">
      <text:list-level-style-number style:num-format="" text:level="1" text:style-name="WW8Num1z0">
        <style:list-level-properties text:list-level-position-and-space-mode="label-alignment">
          <style:list-level-label-alignment fo:margin-left="0.762cm" fo:text-indent="-0.762cm" text:label-followed-by="nothing"/>
        </style:list-level-properties>
      </text:list-level-style-number>
      <text:list-level-style-number style:num-format="" text:level="2" text:style-name="WW8Num1z1">
        <style:list-level-properties text:list-level-position-and-space-mode="label-alignment">
          <style:list-level-label-alignment fo:margin-left="1.016cm" fo:text-indent="-1.016cm" text:label-followed-by="nothing"/>
        </style:list-level-properties>
      </text:list-level-style-number>
      <text:list-level-style-number style:num-format="" text:level="3" text:style-name="WW8Num1z2">
        <style:list-level-properties text:list-level-position-and-space-mode="label-alignment">
          <style:list-level-label-alignment fo:margin-left="1.27cm" fo:text-indent="-1.27cm" text:label-followed-by="nothing"/>
        </style:list-level-properties>
      </text:list-level-style-number>
      <text:list-level-style-number style:num-format="" text:level="4" text:style-name="WW8Num1z3">
        <style:list-level-properties text:list-level-position-and-space-mode="label-alignment">
          <style:list-level-label-alignment fo:margin-left="1.524cm" fo:text-indent="-1.524cm" text:label-followed-by="nothing"/>
        </style:list-level-properties>
      </text:list-level-style-number>
      <text:list-level-style-number style:num-format="" text:level="5" text:style-name="WW8Num1z4">
        <style:list-level-properties text:list-level-position-and-space-mode="label-alignment">
          <style:list-level-label-alignment fo:margin-left="1.778cm" fo:text-indent="-1.778cm" text:label-followed-by="nothing"/>
        </style:list-level-properties>
      </text:list-level-style-number>
      <text:list-level-style-number style:num-format="" text:level="6" text:style-name="WW8Num1z5">
        <style:list-level-properties text:list-level-position-and-space-mode="label-alignment">
          <style:list-level-label-alignment fo:margin-left="2.032cm" fo:text-indent="-2.032cm" text:label-followed-by="nothing"/>
        </style:list-level-properties>
      </text:list-level-style-number>
      <text:list-level-style-number style:num-format="" text:level="7" text:style-name="WW8Num1z6">
        <style:list-level-properties text:list-level-position-and-space-mode="label-alignment">
          <style:list-level-label-alignment fo:margin-left="2.286cm" fo:text-indent="-2.286cm" text:label-followed-by="nothing"/>
        </style:list-level-properties>
      </text:list-level-style-number>
      <text:list-level-style-number style:num-format="" text:level="8" text:style-name="WW8Num1z7">
        <style:list-level-properties text:list-level-position-and-space-mode="label-alignment">
          <style:list-level-label-alignment fo:margin-left="2.54cm" fo:text-indent="-2.54cm" text:label-followed-by="nothing"/>
        </style:list-level-properties>
      </text:list-level-style-number>
      <text:list-level-style-number style:num-format="" text:level="9" text:style-name="WW8Num1z8">
        <style:list-level-properties text:list-level-position-and-space-mode="label-alignment">
          <style:list-level-label-alignment fo:margin-left="2.794cm" fo:text-indent="-2.794cm" text:label-followed-by="nothing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/>
    </style:default-page-layout>
  </office:styles>
  <office:automatic-styles>
    <style:style style:family="paragraph" style:name="MP1" style:parent-style-name="Header">
      <style:text-properties fo:country="DE" fo:language="de" style:country-asian="DE" style:language-asian="de"/>
    </style:style>
    <style:style style:family="paragraph" style:name="MP2">
      <style:paragraph-properties style:writing-mode="lr-tb"/>
      <style:text-properties fo:font-style="normal" fo:font-weight="normal" style:font-name="Calibri" style:font-name-asian="Calibri" style:font-name-complex="Calibri"/>
    </style:style>
    <style:style style:family="text" style:name="MT1"/>
    <style:style style:family="graphic" style:name="Mfr1" style:parent-style-name="Frame">
      <style:graphic-properties fo:background-color="#ffffff" fo:border="none" fo:padding="0.002cm" style:background-transparency="100%" style:horizontal-pos="center" style:horizontal-rel="page-content" style:number-wrapped-paragraphs="no-limit" style:vertical-pos="from-top" style:vertical-rel="paragraph" style:wrap="dynamic">
        <style:background-image/>
      </style:graphic-properties>
    </style:style>
    <text:list-style style:name="M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style:style style:family="graphic" style:name="Mgr1">
      <style:graphic-properties draw:auto-grow-height="false" draw:auto-grow-width="false" draw:fill="solid" draw:fill-color="#c0c0c0" draw:fit-to-size="false" draw:opacity="50%" draw:shadow-color="#808080" draw:stroke="none" draw:textarea-horizontal-align="center" draw:textarea-vertical-align="middle" fo:margin-left="0.319cm" fo:margin-right="0.319cm" fo:padding-bottom="0.229cm" fo:padding-left="0.441cm" fo:padding-right="0.441cm" fo:padding-top="0.229cm" fo:wrap-option="no-wrap" style:horizontal-pos="center" style:horizontal-rel="page-content" style:number-wrapped-paragraphs="no-limit" style:run-through="background" style:vertical-pos="middle" style:vertical-rel="page-content" style:wrap="run-through"/>
    </style:style>
    <style:page-layout style:name="Mpm1">
      <style:page-layout-properties fo:margin-bottom="1.27cm" fo:margin-left="2.54cm" fo:margin-right="2.54cm" fo:margin-top="1.27cm" fo:page-height="27.94cm" fo:page-width="21.59cm" style:footnote-max-height="0cm" style:layout-grid-base-height="0.635cm" style:layout-grid-base-width="0.423cm" style:layout-grid-color="#c0c0c0" style:layout-grid-display="false" style:layout-grid-lines="40" style:layout-grid-mode="none" style:layout-grid-print="false" style:layout-grid-ruby-below="false" style:layout-grid-ruby-height="0cm" style:layout-grid-snap-to="true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fo:margin-bottom="1.171cm" fo:min-height="1.27cm" style:dynamic-spacing="true"/>
      </style:header-style>
      <style:footer-style>
        <style:header-footer-properties fo:margin-top="1.171cm" fo:min-height="1.2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MP1"><draw:custom-shape draw:name="PowerPlusWaterMarkObject357831064" draw:style-name="Mgr1" draw:text-style-name="MP2" draw:transform="rotate (0.785398163397448) translate (-2.54cm 13.9206111111111cm)" draw:z-index="2" svg:height="23.279cm" svg:width="23.279cm" text:anchor-type="char"><text:list text:style-name=""><text:list-header><text:p text:style-name="MP2">DRAFT</text:p></text:list-header></text:list><draw:enhanced-geometry draw:enhanced-path="M ?f3 0 L ?f5 0 N M ?f6 21600 L ?f7 21600 N" draw:modifiers="10800" draw:text-areas="0 0 21600 21600" draw:text-path="true" draw:text-path-allowed="true" draw:text-path-mode="shape" draw:text-path-same-letter-heights="false" draw:text-path-scale="path" draw:type="fontwork-plain-text" svg:viewBox="0 0 21600 21600"><draw:equation draw:formula="$0 -10800" draw:name="f0"/><draw:equation draw:formula="?f0 *2" draw:name="f1"/><draw:equation draw:formula="abs(?f1 )" draw:name="f2"/><draw:equation draw:formula="if(?f1 ,0,?f2 )" draw:name="f3"/><draw:equation draw:formula="21600-?f2 " draw:name="f4"/><draw:equation draw:formula="if(?f1 ,?f4 ,21600)" draw:name="f5"/><draw:equation draw:formula="if(?f1 ,?f2 ,0)" draw:name="f6"/><draw:equation draw:formula="if(?f1 ,21600,?f4 )" draw:name="f7"/><draw:handle draw:handle-position="$0 21600" draw:handle-range-x-maximum="14971" draw:handle-range-x-minimum="6629"/></draw:enhanced-geometry></draw:custom-shape></text:p>
      </style:header-first>
      <style:footer>
        <text:p text:style-name="Footer"><draw:frame draw:name="Frame1" draw:style-name="Mfr1" draw:z-index="1" svg:height="0.631cm" svg:width="2.468cm" svg:y="0.002cm" text:anchor-type="char"><draw:text-box><text:p text:style-name="Footer"><text:span text:style-name="Page_20_Number"><text:page-number text:select-page="current">3</text:page-number></text:span></text:p><text:p text:style-name="Footer"/></draw:text-box></draw:frame></text:p>
      </style:footer>
      <style:footer-first style:display="false"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Executive Summary</dc:title>
    <meta:creation-date>2013-09-23T16:35:14</meta:creation-date>
    <meta:editing-cycles>3</meta:editing-cycles>
    <meta:editing-duration>PT0.608S</meta:editing-duration>
    <meta:document-statistic meta:character-count="1461" meta:image-count="0" meta:non-whitespace-character-count="1316" meta:object-count="0" meta:page-count="3" meta:paragraph-count="74" meta:table-count="1" meta:word-count="218"/>
    <meta:generator>StarOffice/8$Win32 OpenOffice.org_project/680m18$Build-9161</meta:generator>
    <dc:date>2018-04-06T23:27:07</dc:date>
  </office:meta>
</office:document-meta>
</file>